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Programación defensiva**</text:p>
      <text:p text:style-name="Standard">Capítulo 8 "Code Complete"</text:p>
      <text:p text:style-name="Standard"/>
      <text:p text:style-name="Standard">**Contenido**</text:p>
      <text:p text:style-name="Standard">8.1 Protección de tu programa contra entradas inválidas</text:p>
      <text:p text:style-name="Standard">8.2 Afirmaciones</text:p>
      <text:p text:style-name="Standard">8.3 Técnicas de manejo de errores</text:p>
      <text:p text:style-name="Standard">8.4 Excepciones</text:p>
      <text:p text:style-name="Standard">8.5 Barricar tu programa para contener los daños causados por errores</text:p>
      <text:p text:style-name="Standard">8.6 Ayudas para la depuración</text:p>
      <text:p text:style-name="Standard">8.7 Determinar cuánto de la programación defensiva dejar en el código de producción</text:p>
      <text:p text:style-name="Standard">8.8 Ser defensivo sobre la programación defensiva</text:p>
      <text:p text:style-name="Standard"/>
      <text:p text:style-name="Standard">La idea se basa en la conducción defensiva. En la conducción defensiva, adoptas la mentalidad de que nunca estás seguro de lo que harán los otros conductores. De esa manera, te aseguras de que si hacen algo peligroso, no te lastimen. Asumes la responsabilidad de protegerte a ti mismo, incluso cuando podría ser culpa de otro conductor.</text:p>
      <text:p text:style-name="Standard"/>
      <text:p text:style-name="Standard">Este capítulo describe cómo protegerte del mundo frío y cruel de datos inválidos, eventos que "nunca" deberían ocurrir, y los errores de otros programadores.</text:p>
      <text:p text:style-name="Standard"/>
      <text:p text:style-name="Standard">**8.1. Protección de tu programa contra entradas inválidas**</text:p>
      <text:p text:style-name="Standard"/>
      <text:p text:style-name="Standard">Hay tres formas generales de manejar la entrada de basura:</text:p>
      <text:p text:style-name="Standard"/>
      <text:p text:style-name="Standard">1. Verificar los valores de todos los datos de fuentes externas.</text:p>
      <text:p text:style-name="Standard"/>
      <text:p text:style-name="Standard">Cuando obtienes datos de un archivo, un usuario, la red o alguna otra interfaz externa, verifica que los datos estén dentro del rango permitido.</text:p>
      <text:p text:style-name="Standard"/>
      <text:p text:style-name="Standard">2. Verificar los valores de todos los parámetros de entrada de la rutina.</text:p>
      <text:p text:style-name="Standard"/>
      <text:p text:style-name="Standard">Verificar los valores de los parámetros de entrada de la rutina es esencialmente lo mismo que verificar datos provenientes de una fuente externa, excepto que los datos provienen de otra rutina en lugar de una interfaz externa.</text:p>
      <text:p text:style-name="Standard">La discusión en "Barricar tu programa para contener los daños causados por errores" proporciona una manera práctica de determinar qué rutinas necesitan verificar sus entradas.</text:p>
      <text:p text:style-name="Standard"/>
      <text:p text:style-name="Standard">3. Decidir cómo manejar entradas malas.</text:p>
      <text:p text:style-name="Standard"/>
      <text:p text:style-name="Standard">Una vez que detectas un parámetro inválido, ¿qué haces con él? Dependiendo de la situación, podrías elegir entre una docena de diferentes enfoques, que se describen en detalle en "Técnicas de manejo de errores", más adelante en este capítulo.</text:p>
      <text:p text:style-name="Standard"/>
      <text:p text:style-name="Standard">La mejor forma de programación defensiva es no insertar errores en primer lugar. Usar diseño iterativo, escribir pseudocódigo antes del código, escribir casos de prueba antes de escribir el código, y tener inspecciones de diseño de bajo nivel son actividades que ayudan a prevenir la inserción de defectos. Por lo tanto, deberían tener una prioridad más alta que la programación defensiva.</text:p>
      <text:p text:style-name="Standard"/>
      <text:p text:style-name="Standard"><text:soft-page-break/>**8.2. Afirmaciones**</text:p>
      <text:p text:style-name="Standard"/>
      <text:p text:style-name="Standard">Una afirmación es un código que se usa durante el desarrollo, normalmente una rutina o macro, que permite que un programa se verifique a sí mismo mientras se ejecuta.</text:p>
      <text:p text:style-name="Standard">Cuando una afirmación es verdadera, significa que todo está funcionando como se esperaba. Cuando es falsa, significa que ha detectado un error inesperado en el código.</text:p>
      <text:p text:style-name="Standard"/>
      <text:p text:style-name="Standard">Las afirmaciones son especialmente útiles en programas grandes y complicados y en programas de alta confiabilidad.</text:p>
      <text:p text:style-name="Standard"/>
      <text:p text:style-name="Standard">Una afirmación generalmente toma dos argumentos: una expresión booleana que describe la suposición que se supone que es verdadera, y un mensaje para mostrar si no lo es.</text:p>
      <text:p text:style-name="Standard">Normalmente, no quieres que los usuarios vean mensajes de afirmación en el código de producción; las afirmaciones son principalmente para su uso durante el desarrollo y mantenimiento.</text:p>
      <text:p text:style-name="Standard">Durante la producción, pueden compilarse fuera del código para que las afirmaciones no degraden el rendimiento del sistema.</text:p>
      <text:p text:style-name="Standard"/>
      <text:p text:style-name="Standard">**Directrices para usar afirmaciones**</text:p>
      <text:p text:style-name="Standard"/>
      <text:p text:style-name="Standard">Usa código de manejo de errores para condiciones que esperas que ocurran; usa afirmaciones para condiciones que nunca deberían ocurrir.</text:p>
      <text:p text:style-name="Standard"/>
      <text:p text:style-name="Standard">Las afirmaciones verifican condiciones que nunca deberían ocurrir.</text:p>
      <text:p text:style-name="Standard">El manejo de errores normalmente verifica datos de entrada malos; las afirmaciones verifican errores en el código.</text:p>
      <text:p text:style-name="Standard"/>
      <text:p text:style-name="Standard">Si una afirmación se activa debido a una condición anómala, la acción correctiva no es simplemente manejar un error con gracia; la acción correctiva es cambiar el código fuente del programa, recompilar y liberar una nueva versión del software.</text:p>
      <text:p text:style-name="Standard"/>
      <text:p text:style-name="Standard">Una buena forma de pensar en las afirmaciones es como documentación ejecutable: no puedes confiar en ellas para hacer que el código funcione, pero pueden documentar supuestos más activamente que los comentarios de los lenguajes de programación.</text:p>
      <text:p text:style-name="Standard"/>
      <text:p text:style-name="Standard">Evita poner código ejecutable en las afirmaciones.</text:p>
      <text:p text:style-name="Standard"/>
      <text:p text:style-name="Standard">Colocar código en una afirmación plantea la posibilidad de que el compilador elimine el código cuando desactives las afirmaciones.</text:p>
      <text:p text:style-name="Standard">Coloca declaraciones ejecutables en sus propias líneas, asigna los resultados a variables de estado y verifica las variables de estado.</text:p>
      <text:p text:style-name="Standard"/>
      <text:p text:style-name="Standard">Usa afirmaciones para documentar y verificar precondiciones y postcondiciones.</text:p>
      <text:p text:style-name="Standard"/>
      <text:p text:style-name="Standard">Las precondiciones y postcondiciones son parte de un enfoque de diseño y desarrollo de programas conocido como "diseño por contrato" (Meyer 1997). Cuando se usan precondiciones y postcondiciones, cada rutina o clase forma un contrato con el resto del programa.</text:p>
      <text:p text:style-name="Standard"/>
      <text:p text:style-name="Standard">Las precondiciones son las propiedades que el código cliente de una rutina o clase promete que serán verdaderas antes de llamar a la rutina o instanciar el objeto.</text:p>
      <text:p text:style-name="Standard"/>
      <text:p text:style-name="Standard">Las postcondiciones son las propiedades que la rutina o clase promete que serán verdaderas cuando termine de ejecutarse.</text:p>
      <text:p text:style-name="Standard"><text:soft-page-break/></text:p>
      <text:p text:style-name="Standard">Los comentarios podrían usarse para documentar precondiciones y postcondiciones, pero, a diferencia de los comentarios, las afirmaciones pueden verificar dinámicamente si las precondiciones y postcondiciones son verdaderas.</text:p>
      <text:p text:style-name="Standard"/>
      <text:p text:style-name="Standard">**Ejemplo:**</text:p>
      <text:p text:style-name="Standard"/>
      <text:p text:style-name="Standard">Si las variables latitud, longitud y elevación provienen de una fuente externa, los valores inválidos deben verificarse y manejarse mediante código de manejo de errores en lugar de mediante afirmaciones.</text:p>
      <text:p text:style-name="Standard">Sin embargo, si las variables provienen de una fuente interna de confianza, y el diseño de la rutina se basa en la suposición de que estos valores estarán dentro de sus rangos válidos, entonces las afirmaciones son apropiadas.</text:p>
      <text:p text:style-name="Standard"/>
      <text:p text:style-name="Standard">**Para un código altamente robusto, afirma y luego maneja el error de todas formas**</text:p>
      <text:p text:style-name="Standard"/>
      <text:p text:style-name="Standard">Para cualquier condición de error determinada, una rutina generalmente usará una afirmación o código de manejo de errores, pero no ambos. Algunos expertos argumentan que solo se necesita uno (Meyer 1997).</text:p>
      <text:p text:style-name="Standard"/>
      <text:p text:style-name="Standard">Pero los programas y proyectos del mundo real tienden a ser demasiado desordenados para depender únicamente de las afirmaciones.</text:p>
      <text:p text:style-name="Standard"/>
      <text:p text:style-name="Standard">En un sistema grande y duradero, diferentes partes pueden ser diseñadas por diferentes diseñadores a lo largo de un período de 5 a 10 años o más. Los diseñadores estarán separados en el tiempo, a lo largo de numerosas versiones. Sus diseños se centrarán en diferentes tecnologías en diferentes puntos del desarrollo del sistema. Los diseñadores estarán separados geográficamente, especialmente si partes del sistema se adquieren de fuentes externas. Los programadores habrán trabajado con diferentes estándares de codificación:</text:p>
      <text:p text:style-name="Standard"/>
      <text:p text:style-name="Standard">**8.3. Técnicas de manejo de errores**</text:p>
      <text:p text:style-name="Standard"/>
      <text:p text:style-name="Standard">Las afirmaciones se utilizan para manejar errores que nunca deberían ocurrir en el código. ¿Cómo manejas los errores que esperas que ocurran? Dependiendo de las circunstancias específicas, podrías:</text:p>
      <text:p text:style-name="Standard"/>
      <text:p text:style-name="Standard">- Querer devolver un valor neutral,</text:p>
      <text:p text:style-name="Standard">- Sustituir el siguiente dato válido,</text:p>
      <text:p text:style-name="Standard">- Devolver la misma respuesta que la vez anterior,</text:p>
      <text:p text:style-name="Standard">- Sustituir el valor legal más cercano,</text:p>
      <text:p text:style-name="Standard">- Registrar un mensaje de advertencia en un archivo,</text:p>
      <text:p text:style-name="Standard">- Devolver un código de error,</text:p>
      <text:p text:style-name="Standard">- Llamar a una rutina o objeto de procesamiento de errores,</text:p>
      <text:p text:style-name="Standard">- Mostrar un mensaje de error,</text:p>
      <text:p text:style-name="Standard">- Apagar el programa,</text:p>
      <text:p text:style-name="Standard">- O podrías querer usar una combinación de estas respuestas.</text:p>
      <text:p text:style-name="Standard"/>
      <text:p text:style-name="Standard">**Devolver un valor neutral**</text:p>
      <text:p text:style-name="Standard"/>
      <text:p text:style-name="Standard">A veces, la mejor respuesta a datos malos es continuar operando y simplemente devolver un valor que se sabe que es inofensivo.</text:p>
      <text:p text:style-name="Standard"><text:soft-page-break/>Una operación numérica podría devolver 0. Una operación de cadena podría devolver una cadena vacía, o una operación de puntero podría devolver un puntero vacío.</text:p>
      <text:p text:style-name="Standard">Una rutina de dibujo que recibe un valor de entrada incorrecto para el color en un videojuego podría usar el color de fondo o de primer plano predeterminado.</text:p>
      <text:p text:style-name="Standard"/>
      <text:p text:style-name="Standard">**Sustituir el siguiente dato válido**</text:p>
      <text:p text:style-name="Standard"/>
      <text:p text:style-name="Standard">Cuando se procesa un flujo de datos, algunas circunstancias llaman a simplemente devolver el siguiente dato válido.</text:p>
      <text:p text:style-name="Standard"/>
      <text:p text:style-name="Standard">Si estás leyendo registros de una base de datos y encuentras un registro corrupto, podrías simplemente continuar leyendo hasta encontrar un registro válido.</text:p>
      <text:p text:style-name="Standard">Si estás tomando lecturas de un termómetro 100 veces por segundo y no obtienes una lectura válida en una ocasión, podrías simplemente esperar otro 1/100 de segundo y tomar la siguiente lectura.</text:p>
      <text:p text:style-name="Standard"/>
      <text:p text:style-name="Standard">**Devolver la misma respuesta que la vez anterior**</text:p>
      <text:p text:style-name="Standard"/>
      <text:p text:style-name="Standard">Ejemplo: si detectas una solicitud de pintar una parte de la pantalla de un color inválido, podrías simplemente devolver el mismo color utilizado anteriormente.</text:p>
      <text:p text:style-name="Standard"/>
      <text:p text:style-name="Standard">**Sustituir el valor legal más cercano**</text:p>
      <text:p text:style-name="Standard"/>
      <text:p text:style-name="Standard">En algunos casos, podrías optar por devolver el valor legal más cercano.</text:p>
      <text:p text:style-name="Standard"/>
      <text:p text:style-name="Standard">Dado que mi velocímetro no muestra velocidades negativas, cuando retrocedo simplemente muestra una velocidad de 0, el valor legal más cercano.</text:p>
      <text:p text:style-name="Standard"/>
      <text:p text:style-name="Standard">**Registrar un mensaje de advertencia en un archivo**</text:p>
      <text:p text:style-name="Standard"/>
      <text:p text:style-name="Standard">Cuando se detectan datos malos, podrías optar por registrar un mensaje de advertencia en un archivo y luego continuar.</text:p>
      <text:p text:style-name="Standard">Este enfoque puede usarse junto con otras técnicas como sustituir el valor legal más cercano o sustituir el siguiente dato válido.</text:p>
      <text:p text:style-name="Standard"/>
      <text:p text:style-name="Standard">**Devolver un código de error**</text:p>
      <text:p text:style-name="Standard"/>
      <text:p text:style-name="Standard">Podrías decidir que solo ciertas partes de un sistema manejarán errores.</text:p>
      <text:p text:style-name="Standard">Otras partes no manejarán errores localmente; simplemente informarán que se ha detectado un error y confiarán en que alguna otra rutina más arriba en la jerarquía de llamadas manejará el error.</text:p>
      <text:p text:style-name="Standard"/>
      <text:p text:style-name="Standard">**Establecer el valor de una variable de estado**</text:p>
      <text:p text:style-name="Standard"/>
      <text:p text:style-name="Standard">Devolver el estado como el valor de retorno de la función. Lanzar una excepción usando el mecanismo de excepción incorporado del lenguaje.</text:p>
      <text:p text:style-name="Standard"/>
      <text:p text:style-name="Standard">**Llamar a una rutina/objeto de procesamiento de errores</text:p>
      <text:p text:style-name="Standard"/>
      <text:p text:style-name="Standard">**</text:p>
      <text:p text:style-name="Standard"/>
      <text:p text:style-name="Standard">Otro enfoque es centralizar el manejo de errores en una rutina global de manejo de errores o en un objeto de manejo de errores.</text:p>
      <text:p text:style-name="Standard"/>
      <text:p text:style-name="Standard"><text:soft-page-break/>La ventaja de este enfoque es que la responsabilidad de procesamiento de errores puede centralizarse, lo que puede facilitar la depuración.</text:p>
      <text:p text:style-name="Standard">El compromiso es que todo el programa conocerá esta capacidad central y estará acoplado a ella.</text:p>
      <text:p text:style-name="Standard">Si alguna vez quieres reutilizar parte del código del sistema en otro sistema, tendrás que llevar contigo la maquinaria de manejo de errores.</text:p>
      <text:p text:style-name="Standard"/>
      <text:p text:style-name="Standard">**Mostrar un mensaje de error donde se encuentra el error**</text:p>
      <text:p text:style-name="Standard"/>
      <text:p text:style-name="Standard">Este enfoque minimiza la sobrecarga del manejo de errores; sin embargo, tiene el potencial de esparcir mensajes de interfaz de usuario por toda la aplicación, lo que puede crear desafíos cuando necesitas crear una interfaz de usuario consistente.</text:p>
      <text:p text:style-name="Standard"/>
      <text:p text:style-name="Standard">Los atacantes a veces usan mensajes de error para descubrir cómo atacar un sistema.</text:p>
      <text:p text:style-name="Standard"/>
      <text:p text:style-name="Standard">**Apagar el programa**</text:p>
      <text:p text:style-name="Standard"/>
      <text:p text:style-name="Standard">Algunos sistemas se apagan cada vez que detectan un error. Este enfoque es útil en aplicaciones críticas para la seguridad.</text:p>
      <text:p text:style-name="Standard"/>
      <text:p text:style-name="Standard">Por ejemplo, si el software que controla el equipo de radioterapia para tratar pacientes con cáncer recibe datos de entrada incorrectos para la dosis de radiación, ¿cuál es su mejor respuesta para manejar el error? ¿Debería usar el mismo valor que la última vez? ¿Debería usar el valor legal más cercano? ¿Debería usar un valor neutral? En este caso, apagar el programa es la mejor opción.</text:p>
      <text:p text:style-name="Standard"/>
      <text:p text:style-name="Standard">**Robustez vs. Correctitud**</text:p>
      <text:p text:style-name="Standard"/>
      <text:p text:style-name="Standard">Como nos muestran los ejemplos de videojuegos y radiografías, el estilo de procesamiento de errores más apropiado depende del tipo de software en el que ocurre el error.</text:p>
      <text:p text:style-name="Standard"/>
      <text:p text:style-name="Standard">La **correctitud** significa no devolver nunca un resultado inexacto; devolver ningún resultado es mejor que devolver un resultado inexacto.</text:p>
      <text:p text:style-name="Standard">La **robustez** significa siempre tratar de hacer algo que permita que el software siga funcionando, incluso si eso lleva a resultados que a veces son inexactos.</text:p>
      <text:p text:style-name="Standard"/>
      <text:p text:style-name="Standard">Las aplicaciones críticas para la seguridad tienden a favorecer la correctitud sobre la robustez.</text:p>
      <text:p text:style-name="Standard">Las aplicaciones de consumo tienden a favorecer la robustez sobre la correctitud. Cualquier resultado es mejor que que el software se apague.</text:p>
      <text:p text:style-name="Standard"/>
      <text:p text:style-name="Standard">**8.4. Excepciones**</text:p>
      <text:p text:style-name="Standard"/>
      <text:p text:style-name="Standard">Las excepciones son un medio específico por el cual el código puede transmitir errores o eventos excepcionales al código que las llama.</text:p>
      <text:p text:style-name="Standard">Si el código en una rutina se encuentra con una condición inesperada que no sabe cómo manejar, lanza una excepción, esencialmente levantando las manos y gritando: "¡No sé qué hacer con esto, espero que alguien más sepa cómo manejarlo!"</text:p>
      <text:p text:style-name="Standard"/>
      <text:p text:style-name="Standard">Las excepciones tienen un atributo en común con la herencia: si se usan con juicio, pueden reducir la complejidad. Si se usan imprudentemente, pueden hacer que el código sea casi imposible de seguir.</text:p>
      <text:p text:style-name="Standard">Los programas que usan excepciones como parte de su procesamiento normal sufren todos los problemas de legibilidad y mantenibilidad del clásico código espagueti. — Andy Hunt y Dave Thomas.</text:p>
      <text:p text:style-name="Standard"><text:soft-page-break/></text:p>
      <text:p text:style-name="Standard">El beneficio principal de las excepciones es su capacidad para señalar condiciones de error de tal manera que no pueden ser ignoradas (Meyers 1996).</text:p>
      <text:p text:style-name="Standard"/>
      <text:p text:style-name="Standard">**Lanzar una excepción solo para condiciones que son realmente excepcionales**</text:p>
      <text:p text:style-name="Standard">Las excepciones deben reservarse para condiciones que son realmente excepcionales, en otras palabras, para condiciones que no pueden abordarse mediante otras prácticas de codificación: para eventos que nunca deberían ocurrir.</text:p>
      <text:p text:style-name="Standard"/>
      <text:p text:style-name="Standard">Las excepciones representan un compromiso entre una forma poderosa de manejar condiciones inesperadas por un lado y un aumento de la complejidad por el otro. Las excepciones debilitan la encapsulación al requerir que el código que llama a una rutina conozca qué excepciones pueden ser lanzadas dentro del código que se llama.</text:p>
      <text:p text:style-name="Standard">Si una condición de error puede manejarse localmente, maneja el error localmente. No lances una excepción sin atrapar en una sección de código si puedes manejar el error localmente.</text:p>
      <text:p text:style-name="Standard">Evita lanzar excepciones en constructores y destructores a menos que las atrapes en el mismo lugar.</text:p>
      <text:p text:style-name="Standard">Las excepciones lanzadas son parte de la interfaz de la rutina, al igual que tipos de datos específicos.</text:p>
      <text:p text:style-name="Standard"/>
      <text:p text:style-name="Standard">**Ejemplo 8-7**</text:p>
      <text:p text:style-name="Standard">```java</text:p>
      <text:p text:style-name="Standard">class Employee {</text:p>
      <text:p text:style-name="Standard"><text:s text:c="3"/>...</text:p>
      <text:p text:style-name="Standard"><text:s text:c="3"/>public TaxId GetTaxId() throws EOFException {</text:p>
      <text:p text:style-name="Standard"><text:s text:c="7"/>...</text:p>
      <text:p text:style-name="Standard"><text:s text:c="3"/>}</text:p>
      <text:p text:style-name="Standard"><text:s text:c="3"/>...</text:p>
      <text:p text:style-name="Standard">}</text:p>
      <text:p text:style-name="Standard">```</text:p>
      <text:p text:style-name="Standard">Aquí está la declaración de la excepción que se encuentra en un nivel inconsistente de abstracción.</text:p>
      <text:p text:style-name="Standard"/>
      <text:p text:style-name="Standard">**Ejemplo 8-8. Buen ejemplo de Java de una clase que lanza una excepción a un nivel de abstracción consistente**</text:p>
      <text:p text:style-name="Standard">```java</text:p>
      <text:p text:style-name="Standard">class Employee {</text:p>
      <text:p text:style-name="Standard"><text:s text:c="3"/>...</text:p>
      <text:p text:style-name="Standard"><text:s text:c="3"/>public TaxId GetTaxId() throws EmployeeDataNotAvailable {</text:p>
      <text:p text:style-name="Standard"><text:s text:c="7"/>...</text:p>
      <text:p text:style-name="Standard"><text:s text:c="3"/>}</text:p>
      <text:p text:style-name="Standard"><text:s text:c="3"/>...</text:p>
      <text:p text:style-name="Standard">}</text:p>
      <text:p text:style-name="Standard">```</text:p>
      <text:p text:style-name="Standard">**Incluye en el mensaje de excepción toda la información que condujo a la excepción.**</text:p>
      <text:p text:style-name="Standard">Cada excepción ocurre en circunstancias específicas que se detectan en el momento en que el código lanza la excepción.</text:p>
      <text:p text:style-name="Standard"/>
      <text:p text:style-name="Standard">**Evita bloques catch vacíos**</text:p>
      <text:p text:style-name="Standard">A veces es tentador pasar por alto una excepción que no sabes cómo manejar.</text:p>
      <text:p text:style-name="Standard"/>
      <text:p text:style-name="Standard">**Conoce las excepciones que lanza el código de tu biblioteca**</text:p>
      <text:p text:style-name="Standard">Si trabajas en un lenguaje que no requiere que una rutina o clase defina las excepciones que lanza, asegúrate de conocer qué excepciones son lanzadas por cualquier código de biblioteca que uses.</text:p>
      <text:p text:style-name="Standard"><text:soft-page-break/>No atrapar una excepción generada por el código de la biblioteca hará que tu programa falle tan rápido como no atrapar una excepción que generaste tú mismo. Si el código de la biblioteca no documenta las excepciones que lanza, crea código de prototipado para ejercitar las bibliotecas y revelar las excepciones.</text:p>
      <text:p text:style-name="Standard"/>
      <text:p text:style-name="Standard">**Considera construir un reportero de excepciones centralizado**</text:p>
      <text:p text:style-name="Standard">Una forma de garantizar la consistencia en el manejo de excepciones es usar un reportero de excepciones centralizado.</text:p>
      <text:p text:style-name="Standard"/>
      <text:p text:style-name="Standard">Manejar errores con excepciones solo porque tu lenguaje proporciona manejo de excepciones es un ejemplo clásico de programar en un lenguaje en lugar de programar en el lenguaje.</text:p>
      <text:p text:style-name="Standard"/>
      <text:p text:style-name="Standard">Finalmente, considera si tu programa realmente necesita manejar excepciones, period. Como señala Bjarne Stroustrup, a veces la mejor respuesta a un error de tiempo de ejecución serio es liberar todos los recursos adquiridos y abortar. Deja que el usuario vuelva a ejecutar el programa con la entrada adecuada (Stroustrup 1997).</text:p>
      <text:p text:style-name="Standard"/>
      <text:p text:style-name="Standard">**Excepciones integradas en Python:** <text:s/></text:p>
      <text:p text:style-name="Standard">[Excepciones en Python](https://docs.python.org/3/library/exceptions.html)</text:p>
      <text:p text:style-name="Standard"/>
      <text:p text:style-name="Standard">**8.5. Barricar tu programa para contener los daños causados por errores**</text:p>
      <text:p text:style-name="Standard"/>
      <text:p text:style-name="Standard">Las barreras son una estrategia de contención de daños.</text:p>
      <text:p text:style-name="Standard"/>
      <text:p text:style-name="Standard">La razón es similar a la de tener compartimientos aislados en el casco de un barco. Si el barco choca con un iceberg y se abre el casco, ese compartimiento se cierra y el resto del barco no se ve afectado.</text:p>
      <text:p text:style-name="Standard"/>
      <text:p text:style-name="Standard">Definir algunas partes del software que trabajan con datos sucios y otras que trabajan con datos limpios puede ser una forma efectiva de liberar a la mayoría del código de la responsabilidad de verificar datos incorrectos.</text:p>
      <text:p text:style-name="Standard"/>
      <text:p text:style-name="Standard">Este mismo enfoque puede usarse a nivel de clase.</text:p>
      <text:p text:style-name="Standard">Los métodos públicos de la clase asumen que los datos no son seguros, y son responsables de verificar los datos y sanitizarlos.</text:p>
      <text:p text:style-name="Standard">Una vez que los datos han sido aceptados por los métodos públicos de la clase, los métodos privados de la clase pueden asumir que los datos son seguros.</text:p>
      <text:p text:style-name="Standard"/>
      <text:p text:style-name="Standard">**Relación entre barreras y afirmaciones**</text:p>
      <text:p text:style-name="Standard"/>
      <text:p text:style-name="Standard">El uso de barreras hace que la distinción entre afirmaciones y manejo de errores sea clara.</text:p>
      <text:p text:style-name="Standard"/>
      <text:p text:style-name="Standard">Las rutinas fuera de la barrera deberían usar manejo de errores porque no es seguro hacer suposiciones sobre los datos.</text:p>
      <text:p text:style-name="Standard">Las rutinas dentro de la barrera deberían usar afirmaciones, porque los datos que se les pasan deben ser sanitizados antes de pasarse a través de la barrera.</text:p>
      <text:p text:style-name="Standard">Si una de las rutinas dentro de la barrera detecta datos incorrectos, es un error en el programa en lugar de un error en los datos.</text:p>
      <text:p text:style-name="Standard"/>
      <text:p text:style-name="Standard">**8.6. Ayudas para la depuración**</text:p>
      <text:p text:style-name="Standard"/>
      <text:p text:style-name="Standard"><text:soft-page-break/>Otro aspecto clave de la programación defensiva es el uso de ayudas para la depuración, que pueden ser un aliado poderoso para detectar errores rápidamente.</text:p>
      <text:p text:style-name="Standard"/>
      <text:p text:style-name="Standard">**No apliques automáticamente restricciones de producción a la versión de desarrollo**</text:p>
      <text:p text:style-name="Standard"/>
      <text:p text:style-name="Standard">Un punto ciego común para los programadores es asumir que las limitaciones del software de producción se aplican a la versión de desarrollo.</text:p>
      <text:p text:style-name="Standard"/>
      <text:p text:style-name="Standard">La versión de producción debe ejecutarse rápidamente. La versión de desarrollo puede ejecutarse lentamente.</text:p>
      <text:p text:style-name="Standard">La versión de producción debe ser ahorrativa con los recursos. La versión de desarrollo puede permitirse usar recursos de forma extravagante.</text:p>
      <text:p text:style-name="Standard"/>
      <text:p text:style-name="Standard">Esté dispuesto a intercambiar velocidad y uso de recursos durante el desarrollo a cambio de herramientas incorporadas que pueden hacer que el desarrollo sea más fluido.</text:p>
      <text:p text:style-name="Standard"/>
      <text:p text:style-name="Standard">**Introduce ayudas para la depuración temprano**</text:p>
      <text:p text:style-name="Standard"/>
      <text:p text:style-name="Standard">Cuanto antes introduzcas ayudas para la depuración, más te ayudarán.</text:p>
      <text:p text:style-name="Standard"/>
      <text:p text:style-name="Standard">Normalmente, no te molestarás en escribir una ayuda para la depuración hasta después de que hayas sido mordido por un problema varias veces.</text:p>
      <text:p text:style-name="Standard"/>
      <text:p text:style-name="Standard">**Usa programación ofensiva**</text:p>
      <text:p text:style-name="Standard"/>
      <text:p text:style-name="Standard">Los casos excepcionales deben manejarse de una manera que los haga obvios durante el desarrollo y recuperables cuando se ejecuta el código de producción. Michael Howard y David LeBlanc se refieren a este enfoque como "programación ofensiva".</text:p>
      <text:p text:style-name="Standard"/>
      <text:p text:style-name="Standard">Estas son algunas formas en las que puedes programar ofensivamente:</text:p>
      <text:p text:style-name="Standard"/>
      <text:p text:style-name="Standard">Un programa muerto normalmente hace mucho menos daño que uno discapacitado. — Andy Hunt Dave Thoma</text:p>
      <text:p text:style-name="Standard"/>
      <text:p text:style-name="Standard">**Asegúrate de que las afirmaciones aborten el programa**</text:p>
      <text:p text:style-name="Standard">No permitas que los programadores se acostumbren a simplemente presionar la tecla Enter para pasar por alto un problema conocido. Haz que el problema sea lo suficientemente doloroso como para que se solucione.</text:p>
      <text:p text:style-name="Standard"/>
      <text:p text:style-name="Standard">**Planifica eliminar ayudas para la depuración**</text:p>
      <text:p text:style-name="Standard">Si estás escribiendo código para tu propio uso, podría estar bien dejar todo el código de depuración en el programa. Si estás escribiendo código para uso comercial, la penalización</text:p>
      <text:p text:style-name="Standard"/>
      <text:p text:style-name="Standard"><text:s/>de rendimiento en tamaño y velocidad puede ser prohibitiva. Planea evitar mover código de depuración dentro y fuera de un programa. Aquí hay varias formas de hacer eso:</text:p>
      <text:p text:style-name="Standard"/>
      <text:p text:style-name="Standard">Usa herramientas de control de versiones y herramientas de compilación como ant y make. Las herramientas de control de versiones pueden construir diferentes versiones de un programa a partir de los mismos archivos fuente.</text:p>
      <text:p text:style-name="Standard"/>
      <text:p text:style-name="Standard">**Determinación de cuánto de la programación defensiva dejar en el código de producción**</text:p>
      <text:p text:style-name="Standard"><text:soft-page-break/>Una de las paradojas de la programación defensiva es que durante el desarrollo, te gustaría que un error fuera notable: preferirías que fuera desagradable a arriesgarte a pasarlo por alto. Pero durante la producción, preferirías que el error fuera lo más discreto posible, para que el programa se recupere o falle con graci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3T12:52:40.036000000</meta:creation-date>
    <dc:date>2024-05-03T13:00:15.485000000</dc:date>
    <meta:editing-duration>PT3M58S</meta:editing-duration>
    <meta:editing-cycles>2</meta:editing-cycles>
    <meta:generator>LibreOffice/24.2.2.2$Windows_X86_64 LibreOffice_project/d56cc158d8a96260b836f100ef4b4ef25d6f1a01</meta:generator>
    <meta:document-statistic meta:table-count="0" meta:image-count="0" meta:object-count="0" meta:page-count="9" meta:paragraph-count="182" meta:word-count="3151" meta:character-count="20089" meta:non-whitespace-character-count="17077"/>
  </office:meta>
</office:document-meta>
</file>